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Импортные товар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Живые животные и продукты животного происхожд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ясо и субпродук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ыба и ракообразные, моллюски и другие водные беспозвоночны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одукты растительного происхожд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офе, чай и пряност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Жиры и масла животного или растительного происхожд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асло подсолнечное, сафлоровое или хлопковое и их фракц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аргари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Готовые пищевые продукты; алкогольные и безалкогольные напитки и таба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акао и продукты из нег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абак и его промышленные заменител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инеральные продук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одукция химической и связанных с ней отраслей промышленност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одукты неорганической хим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ластмассы и изделия из них, каучук и резиновые издел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аучук, резина и изделия из ни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ревесина и изделия из нее, древесный уголь, пробка и изделия из нее; изделия из соломы, альфы и прочих материалов для плетения, корзиночные и другие плетеные издел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Бумажная масса из древесины или из других волокнистых целлюлозных материалов; бумага, картон и изделия из ни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екстиль и текстильные издел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бувь, головные убор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зделия из камня, гипса, цемента, асбеста, керамические изделия, стекло и изделия из нег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ирпичи огнеупорные, блоки, плитки и аналогичные огнеупорные керамические строительные материалы, кроме изделий из кремнеземистой каменной муки или аналогичных кремнеземистых поро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Жемчуг природный или культивированный, драгоценные или полудрагоценные камни, драгоценные металлы, металлы, плакированные драгоценными металлами, и изделия из них; бижутерия; моне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едрагоценные металлы и изделия из ни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ашины, оборудование и механизмы; электротехническое оборудование; звукозаписывающая и звуковоспроизводящая аппаратура, их части и принадлежност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Холодильники, морозильники и прочее холодильное оборудовани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редства наземного транспорта, воздушного и водного транспорта, их части и принадлежност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Автомобили легковые и прочие моторные транспортные средства, предназначенные главным образом для перевозки людей (кроме моторных транспортных средств товарной позиции 8702), включая грузопассажирские автомобили-фургоны и гоночные автомобил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оторные транспортные средства для перевозки грузо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иборы и аппараты оптические, фотографические, кинематографические, измерительные, контрольные, прецизионные, медицинские и хирургические; часы; их части и принадлежности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5-04-25T08:00:34</meta:creation-date>
    <dc:date>2025-05-02T10:47:31.739890017</dc:date>
    <meta:generator>LibreOffice/7.3.7.2$Linux_X86_64 LibreOffice_project/30$Build-2</meta:generator>
    <meta:editing-duration>PT37S</meta:editing-duration>
    <meta:editing-cycles>1</meta:editing-cycles>
    <meta:document-statistic meta:table-count="1" meta:cell-count="31" meta:object-count="0"/>
    <meta:user-defined meta:name="AppVersion">3.1</meta:user-defined>
  </office:meta>
</office:document-meta>
</file>